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99"/>
    </style:style>
    <style:style style:name="T1" style:family="text">
      <style:text-properties fo:color="#ff3333" fo:font-weight="bold" style:font-weight-asian="bold" style:font-weight-complex="bol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uel</text:p>
      <text:p text:style-name="P1">Le Berre</text:p>
      <text:p text:style-name="P1">Groupe A2</text:p>
      <text:p text:style-name="Standard"/>
      <text:p text:style-name="Standard">Le jeudi 22 septembre 2016 à 8h00 nous avons eu une intervention de 4 étudiants en 2ème année du Dut info et de 2 étudiants en licence pro à l'IUT</text:p>
      <text:p text:style-name="Standard"/>
      <text:p text:style-name="Standard"><text:tab/><text:tab/><text:span text:style-name="T1">Ce que je savais déjà :</text:span></text:p>
      <text:p text:style-name="Standard">Je savais déjà que l'on apprendrai les bases de la programmation en TestAlgo et que nous passerions ensuite en Java. Le module Base de donnée est très important donc il ne faut pas le négligé. L'ASR est un module où l'on peut obtenir des points faciles. Les Tp sont à préparé à l'avance car ils ne sont pas réalisable dans le temps donnée. Le 1er projet est la page web, ce projet vise à nous montrer le contacte avec un vrai client. Pour les partielles des copies de ceux de l'an dernier nous on été fournis il faut les faire. Si l'on à des problèmes on peut demander leurs aides aux professeurs ou l'on peut également faire des recherches sur internet mais de préférence en anglais. Toujours pouvoir avoir accès à ses Tps. Le printemps de l'entreprise est organisé par les élèves et tout le monde participe.</text:p>
      <text:p text:style-name="Standard"/>
      <text:p text:style-name="Standard"><text:tab/><text:tab/><text:span text:style-name="T1">Ce que je ne savais pas :</text:span></text:p>
      <text:p text:style-name="Standard">Le SQL et la Gestion sont très important et il faut les apprendre rigoureusement. L'anglais est plus technique qu'au lycée, le temps d'anglais va augmenter par la suite. Le droit est une matière intéressantes. L'ASR va accéléré au fur et à mesure.</text:p>
      <text:p text:style-name="Standard">Pour les partielles, il faut voir cette semaine comme une semaine de BAC. Il faut réviser ses cours régulièrement et tous revoir avant les partielles. Tous les partielles sont écrits, il est conseiller d'écrire au crayon gris plutot que de faire un brouillon. Dans certaines matières les docs sont autorisés il nous ont conseiller de mettre des post it sur les pages importantes afin de ne pas perdre de temps à chercher la bonne page. </text:p>
      <text:p text:style-name="Standard">Le 2ème projet que l'on doit faire est une application, on rédigera le cahier des charges à 4 puis on se séparera en 2 groupe de 2. C'est un projet sans plannings de travail donc il ne faut pas attendre pour si mettre car on a que 1 mois théorique mais c'est souvent insuffisant pour terminer. Lapartie visuel de l'application est aussi importante que la partie fonctionnel. La note est basé sur une présentation de 3 minutes qui est un exercice de synthèse du mois passer et de la présentation de l'application.</text:p>
      <text:p text:style-name="Standard">La deuxième année du DUT à 2 parcours un long et un court qui diffère par un choix d'option, les personnes prisent dans le parcours long sont les meilleurs. On étudiera en plus des autres matières le PHP, on approfondira le JAVA. Les amphis sont très important pour le PHP car il ne dure que 2 ou 3 amphis donc il faut être attentif lors de ces derniers. On aura un gros projet a faire en semestre 3 et 4.</text:p>
      <text:p text:style-name="Standard"/>
      <text:p text:style-name="Standard"><text:tab/><text:tab/><text:span text:style-name="T1">Questions à posteriori :</text:span></text:p>
      <text:p text:style-name="Standard">Je n'ai pas de questions en plus de celle qui on été posé lors de la présentation.</text:p>
      <text:p text:style-name="Standard"/>
      <text:p text:style-name="Standard"><text:tab/><text:tab/><text:span text:style-name="T1">Suggestion d'amélioration :</text:span></text:p>
      <text:p text:style-name="Standard">J'ai trouvé la présentation très bien j'ai appris beaucoup de chose importante et je pense que cette intervention est bien organ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Le Berre</meta:initial-creator>
    <meta:creation-date>2016-09-28T20:24:01.32</meta:creation-date>
    <meta:document-statistic meta:table-count="0" meta:image-count="0" meta:object-count="0" meta:page-count="1" meta:paragraph-count="15" meta:word-count="529" meta:character-count="2899"/>
    <dc:date>2016-09-28T21:03:30.24</dc:date>
    <dc:creator>Samuel Le Berre</dc:creator>
    <meta:editing-duration>PT4M37S</meta:editing-duration>
    <meta:editing-cycles>1</meta:editing-cycles>
    <meta:generator>OpenOffice/4.1.2$Win32 OpenOffice.org_project/412m3$Build-9782</meta:generator>
  </office:meta>
</office:document-meta>
</file>